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7E000000370C0B9FE8.png"/>
  <manifest:file-entry manifest:media-type="image/png" manifest:full-path="Pictures/10000000000000830000003294F0F4CD.png"/>
  <manifest:file-entry manifest:media-type="image/png" manifest:full-path="Pictures/100000000000006A0000004B44AB8A6D.png"/>
  <manifest:file-entry manifest:media-type="image/png" manifest:full-path="Pictures/1000000000000078000000209D12CE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909cm" svg:height="1.528cm" svg:x="0.864cm" svg:y="0.905cm">
          <draw:image xlink:href="Pictures/10000000000000830000003294F0F4CD.png" xlink:type="simple" xlink:show="embed" xlink:actuate="onLoad">
            <text:p/>
          </draw:image>
        </draw:frame>
        <draw:frame draw:style-name="gr1" draw:text-style-name="P1" draw:layer="layout" svg:width="3.163cm" svg:height="2.292cm" svg:x="5.494cm" svg:y="0.839cm">
          <draw:image xlink:href="Pictures/100000000000006A0000004B44AB8A6D.png" xlink:type="simple" xlink:show="embed" xlink:actuate="onLoad">
            <text:p/>
          </draw:image>
        </draw:frame>
        <draw:frame draw:style-name="gr1" draw:text-style-name="P1" draw:layer="layout" svg:width="3.76cm" svg:height="1.68cm" svg:x="9.912cm" svg:y="1.174cm">
          <draw:image xlink:href="Pictures/100000000000007E000000370C0B9FE8.png" xlink:type="simple" xlink:show="embed" xlink:actuate="onLoad">
            <text:p/>
          </draw:image>
        </draw:frame>
        <draw:frame draw:style-name="gr1" draw:text-style-name="P1" draw:layer="layout" svg:width="3.581cm" svg:height="0.977cm" svg:x="14.689cm" svg:y="1.352cm">
          <draw:image xlink:href="Pictures/1000000000000078000000209D12CE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19.05cm" fo:page-height="3.8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9-27T16:34:55</meta:creation-date>
    <dc:date>2006-09-27T16:36:31</dc:date>
    <dc:language>en-US</dc:language>
    <meta:editing-cycles>2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